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22222" style:font-name="arial" fo:font-size="9pt" fo:letter-spacing="normal" fo:font-style="normal" fo:font-weight="normal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9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6" style:family="paragraph" style:parent-style-name="Heading_20_4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9pt" fo:letter-spacing="normal" fo:font-style="normal"/>
    </style:style>
    <style:style style:name="P7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letter-spacing="normal" fo:font-style="normal"/>
    </style:style>
    <style:style style:name="T1" style:family="text">
      <style:text-properties fo:font-variant="normal" fo:text-transform="none" fo:color="#222222" style:font-name="arial" fo:font-size="9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 Mathius Kormasela,</text:p>
      <text:h text:style-name="P7" text:outline-level="3">Mohon dibaca semua informasi dibawah ini :</text:h>
      <text:h text:style-name="P6" text:outline-level="4">1. Username dan Password</text:h>
      <text:p text:style-name="P2"><text:span text:style-name="T1">Berikut kami informasikan username dan password untuk login dihalaman elearning niomic.</text:span><text:line-break/><text:span text:style-name="T1">Mohon jaga kerahasian username dan password, serta ikuti ketentuan berikut :</text:span><text:line-break/><text:line-break/><text:span text:style-name="T1">Silahkan login melalui link berikut https://niomic.com kemudian klik menu MASUK. Dan PASTIKAN kamu login menggunakan Komputer Desktop / Laptop dan jangan menggunakan perangkat mobile.</text:span><text:line-break/><text:span text:style-name="T1">Karena ketika kita belajar coding nanti menggunakan komputer desktop / laptop, sehingga untuk akses lebih mudah silahkan gunakan komputer desktop / laptop.</text:span><text:line-break/><text:line-break/><text:span text:style-name="T1">username: mathiuskormasela12rpl@gmail.com</text:span><text:line-break/><text:span text:style-name="T1">password: B65egX02le</text:span><text:line-break/><text:line-break/><text:span text:style-name="T1">Note : Jika mengalami kendala kamu bisa langsung mengakses halaman elearning niomic di https://ruangbelajar.co.id</text:span><text:line-break/><text:span text:style-name="T1">Untuk Memudahkan saat login. silahkan copy dan paste username dan passwordnya, karena saat ini feature ganti password belum tersedia</text:span><text:line-break/><text:span text:style-name="T1">Saat kamu masuk kedalam elearning akan ada materi persiapan, silahkan dipelajari terlebih dahulu</text:span></text:p>
      <text:h text:style-name="P6" text:outline-level="4">2. Jadwal Belajar</text:h>
      <text:p text:style-name="P3">Saat kamu menerima email ini artinya proses pembelajaran sudah dimulai</text:p>
      <text:h text:style-name="P6" text:outline-level="4">Mohon dibaca jadwal upload materi berikut</text:h>
      <text:p text:style-name="P2"><text:span text:style-name="T1">Materi akan diupload setiap Hari Senin - Kamis Jam 19.30 WIB - 22 .30 WIB.</text:span><text:line-break/><text:span text:style-name="T1">Peserta tidak harus online pada saat materi diupload, karena setiap peserta bisa mengakses materi yang sudah diupload tersebut setiap saat.</text:span><text:line-break/><text:line-break/><text:span text:style-name="T1">Setiap peserta dapat berkonsultasi dengan team pengajar pada :</text:span><text:line-break/><text:span text:style-name="T1">Senin : 07.00 WIB - 10.00 WIB, 19.30 WIB - 22.30 WIB</text:span><text:line-break/><text:span text:style-name="T1">Selasa : 07.00 WIB - 10.00 WIB, 19.30 WIB - 22.30 WIB</text:span><text:line-break/><text:span text:style-name="T1">Rabu : 07.00 WIB - 10.00 WIB, 19.30 WIB - 22.30 WIB</text:span><text:line-break/><text:span text:style-name="T1">Kamis : 07.00 WIB - 10.00 WIB</text:span><text:line-break/><text:span text:style-name="T1">Jumat : 07.00 WIB - 10.00 WIB</text:span><text:line-break/><text:span text:style-name="T1">Peserta bisa bertanya melalui chat mengenai materi dan tugas-tugas yang kurang paham kepada team pengajar</text:span><text:line-break/><text:span text:style-name="T1">akun team pengajar adalah admin disetiap group yang peserta masuki</text:span></text:p>
      <text:h text:style-name="P6" text:outline-level="4">3. Group Belajar</text:h>
      <text:p text:style-name="P5"><text:span text:style-name="T1">Link Group : https://chat.whatsapp.com/</text:span><text:line-break/><text:span text:style-name="T1">Silahkan masuk kedalam group Whatsapp tersebut yang akan ada 1 akun team pengajar dan bertindak sebagai admin, serta anggota hanya sekitar 20 peserta/group.</text:span><text:line-break/><text:line-break/><text:line-break/><text:span text:style-name="T1">Untuk Informasi Lainnya</text:span><text:line-break/><text:span text:style-name="T1">WA : 085216601682</text:span><text:line-break/><text:span text:style-name="T1">Email : hello@niomic.co.id</text:span><text:line-break/><text:span text:style-name="T1">WEB : https://niomic.co.id</text:span><text:line-break/><text:line-break/><text:line-break/><text:line-break/><text:span text:style-name="T1">Terimakasih</text:span><text:line-break/><text:soft-page-break/><text:span text:style-name="T1">Best Regards</text:span><text:line-break/><text:span text:style-name="T1">Niomic Team</text:span></text:p>
      <text:p text:style-name="P4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21:32:22.234692686</meta:creation-date>
    <dc:date>2018-06-22T21:32:41.590817473</dc:date>
    <meta:editing-duration>PT21S</meta:editing-duration>
    <meta:editing-cycles>1</meta:editing-cycles>
    <meta:document-statistic meta:table-count="0" meta:image-count="0" meta:object-count="0" meta:page-count="2" meta:paragraph-count="11" meta:word-count="317" meta:character-count="2152" meta:non-whitespace-character-count="1835"/>
    <meta:generator>LibreOffice/5.1.6.2$Linux_X86_64 LibreOffice_project/10m0$Build-2</meta:generator>
  </office:meta>
</office:document-meta>
</file>